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order-bottom="0.06pt solid #000000" fo:background-color="#ffff00" fo:wrap-option="wrap" fo:border-left="none" fo:border-right="none" fo:border-top="0.06pt solid #000000" style:vertical-align="botto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bottom"/>
    </style:style>
    <style:style style:name="ce9" style:family="table-cell" style:parent-style-name="Default">
      <style:table-cell-properties fo:wrap-option="wrap" style:vertical-align="bottom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 style:vertical-align="botto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bottom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 fo:margin-left="0in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 style:data-style-name="N132">
      <style:table-cell-properties style:vertical-align="bottom"/>
    </style:style>
    <style:style style:name="ce21" style:family="table-cell" style:parent-style-name="Default" style:data-style-name="N132">
      <style:table-cell-properties fo:border-bottom="0.06pt solid #000000" fo:border-left="none" fo:border-right="none" fo:border-top="none" style:vertical-align="bottom"/>
    </style:style>
    <style:style style:name="ce22" style:family="table-cell" style:parent-style-name="Default" style:data-style-name="N133">
      <style:table-cell-properties fo:background-color="#ff0000" style:vertical-align="bottom"/>
    </style:style>
    <style:style style:name="ce23" style:family="table-cell" style:parent-style-name="Default" style:data-style-name="N133">
      <style:table-cell-properties style:vertical-align="bottom"/>
    </style:style>
    <style:style style:name="ce24" style:family="table-cell" style:parent-style-name="Default" style:data-style-name="N133">
      <style:table-cell-properties fo:border-bottom="0.06pt solid #000000" fo:border-left="none" fo:border-right="none" fo:border-top="none" style:vertical-align="bottom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2"/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is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6" office:value-type="string" calcext:value-type="string">
            <text:p>Radiation source</text:p>
          </table:table-cell>
          <table:table-cell table:style-name="ce17" office:value-type="string" calcext:value-type="string">
            <text:p>Counts per minute (cpm)</text:p>
          </table:table-cell>
          <table:table-cell table:style-name="ce17" office:value-type="string" calcext:value-type="string">
            <text:p>Baseline</text:p>
          </table:table-cell>
          <table:table-cell table:style-name="ce17" office:value-type="string" calcext:value-type="string">
            <text:p>Difference vs baseline</text:p>
          </table:table-cell>
          <table:table-cell table:style-name="ce17" office:value-type="string" calcext:value-type="string">
            <text:p>Percent difference</text:p>
          </table:table-cell>
        </table:table-row>
        <table:table-row table:style-name="ro2">
          <table:table-cell table:style-name="ce8"/>
          <table:table-cell table:number-columns-repeated="3" table:style-name="ce18" office:value-type="string" calcext:value-type="string">
            <text:p>cpm</text:p>
          </table:table-cell>
          <table:table-cell table:style-name="ce18" office:value-type="string" calcext:value-type="string">
            <text:p>%</text:p>
          </table:table-cell>
        </table:table-row>
        <table:table-row table:style-name="ro1">
          <table:table-cell table:style-name="ce9" office:value-type="string" calcext:value-type="string">
            <text:p>Inside of ‘Quantum science’ tumbler cap</text:p>
          </table:table-cell>
          <table:table-cell table:style-name="ce19" office:value-type="float" office:value="8.9" calcext:value-type="float">
            <text:p>8.9</text:p>
          </table:table-cell>
          <table:table-cell table:style-name="ce19" office:value-type="float" office:value="7.9" calcext:value-type="float">
            <text:p>7.9</text:p>
          </table:table-cell>
          <table:table-cell table:style-name="ce20" table:formula="of:=[.B3]-[.C3]" office:value-type="float" office:value="1" calcext:value-type="float">
            <text:p>1.0</text:p>
          </table:table-cell>
          <table:table-cell table:style-name="ce22" table:formula="of:=[.D3]/[.C3]" office:value-type="percentage" office:value="0.126582278481013" calcext:value-type="percentage">
            <text:p>12.7%</text:p>
          </table:table-cell>
        </table:table-row>
        <table:table-row table:style-name="ro1">
          <table:table-cell table:style-name="ce9" office:value-type="string" calcext:value-type="string">
            <text:p>Mouth of ‘Quantum science’ tumbler body</text:p>
          </table:table-cell>
          <table:table-cell table:style-name="ce19" office:value-type="float" office:value="8.7" calcext:value-type="float">
            <text:p>8.7</text:p>
          </table:table-cell>
          <table:table-cell table:style-name="ce19" office:value-type="float" office:value="7.9" calcext:value-type="float">
            <text:p>7.9</text:p>
          </table:table-cell>
          <table:table-cell table:style-name="ce20" table:formula="of:=[.B4]-[.C4]" office:value-type="float" office:value="0.799999999999999" calcext:value-type="float">
            <text:p>0.8</text:p>
          </table:table-cell>
          <table:table-cell table:style-name="ce22" table:formula="of:=[.D4]/[.C4]" office:value-type="percentage" office:value="0.10126582278481" calcext:value-type="percentage">
            <text:p>10.1%</text:p>
          </table:table-cell>
        </table:table-row>
        <table:table-row table:style-name="ro1">
          <table:table-cell table:style-name="ce9" office:value-type="string" calcext:value-type="string">
            <text:p>Base of ‘Quantum science’ tumbler body</text:p>
          </table:table-cell>
          <table:table-cell table:style-name="ce19" office:value-type="float" office:value="7.4" calcext:value-type="float">
            <text:p>7.4</text:p>
          </table:table-cell>
          <table:table-cell table:style-name="ce19" office:value-type="float" office:value="7.9" calcext:value-type="float">
            <text:p>7.9</text:p>
          </table:table-cell>
          <table:table-cell table:style-name="ce20" table:formula="of:=[.B5]-[.C5]" office:value-type="float" office:value="-0.5" calcext:value-type="float">
            <text:p>-0.5</text:p>
          </table:table-cell>
          <table:table-cell table:style-name="ce23" table:formula="of:=[.D5]/[.C5]" office:value-type="percentage" office:value="-0.0632911392405063" calcext:value-type="percentage">
            <text:p>-6.3%</text:p>
          </table:table-cell>
        </table:table-row>
        <table:table-row table:style-name="ro2">
          <table:table-cell table:style-name="ce9" office:value-type="string" calcext:value-type="string">
            <text:p>‘Quantum science’ amulet</text:p>
          </table:table-cell>
          <table:table-cell table:style-name="ce19" office:value-type="float" office:value="12.7" calcext:value-type="float">
            <text:p>12.7</text:p>
          </table:table-cell>
          <table:table-cell table:style-name="ce19" office:value-type="float" office:value="7.9" calcext:value-type="float">
            <text:p>7.9</text:p>
          </table:table-cell>
          <table:table-cell table:style-name="ce20" table:formula="of:=[.B6]-[.C6]" office:value-type="float" office:value="4.8" calcext:value-type="float">
            <text:p>4.8</text:p>
          </table:table-cell>
          <table:table-cell table:style-name="ce22" table:formula="of:=[.D6]/[.C6]" office:value-type="percentage" office:value="0.607594936708861" calcext:value-type="percentage">
            <text:p>60.8%</text:p>
          </table:table-cell>
        </table:table-row>
        <table:table-row table:style-name="ro3">
          <table:table-cell table:style-name="ce9" office:value-type="string" calcext:value-type="string">
            <text:p>Painted stone stored in same box with ‘Quantum science’ amulet</text:p>
          </table:table-cell>
          <table:table-cell table:style-name="ce19" office:value-type="float" office:value="8.5" calcext:value-type="float">
            <text:p>8.5</text:p>
          </table:table-cell>
          <table:table-cell table:style-name="ce19" office:value-type="float" office:value="7.9" calcext:value-type="float">
            <text:p>7.9</text:p>
          </table:table-cell>
          <table:table-cell table:style-name="ce20" table:formula="of:=[.B7]-[.C7]" office:value-type="float" office:value="0.6" calcext:value-type="float">
            <text:p>0.6</text:p>
          </table:table-cell>
          <table:table-cell table:style-name="ce22" table:formula="of:=[.D7]/[.C7]" office:value-type="percentage" office:value="0.0759493670886075" calcext:value-type="percentage">
            <text:p>7.6%</text:p>
          </table:table-cell>
        </table:table-row>
        <table:table-row table:style-name="ro1">
          <table:table-cell table:style-name="ce10" office:value-type="string" calcext:value-type="string">
            <text:p>Powered smartphone. Data + wifi active</text:p>
          </table:table-cell>
          <table:table-cell table:style-name="ce8" office:value-type="float" office:value="7.6" calcext:value-type="float">
            <text:p>7.6</text:p>
          </table:table-cell>
          <table:table-cell table:style-name="ce8" office:value-type="float" office:value="7.9" calcext:value-type="float">
            <text:p>7.9</text:p>
          </table:table-cell>
          <table:table-cell table:style-name="ce21" table:formula="of:=[.B8]-[.C8]" office:value-type="float" office:value="-0.300000000000001" calcext:value-type="float">
            <text:p>-0.3</text:p>
          </table:table-cell>
          <table:table-cell table:style-name="ce24" table:formula="of:=[.D8]/[.C8]" office:value-type="percentage" office:value="-0.0379746835443039" calcext:value-type="percentage">
            <text:p>-3.8%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5" office:value-type="string" calcext:value-type="string">
            <text:p>Reading the results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Item’s radioactivity was measured by placing on top of detector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Baseline was taken in exact same conditions when measurements were ma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itive difference means item emits net radi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gative difference means item blocks radi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diation is always present from cosmic microwave background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5" office:value-type="string" calcext:value-type="string">
            <text:p>Similar measurements by oth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www.youtube.com/watch?v=C7TwBUxxIC0&amp;pp=ygUcdGhvdWdodCBlbXBvcml1bSByYWRpb2FjdGl2ZQ%3D%3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www.youtube.com/watch?v=3BA5bw1EV5I&amp;pp=ygUcdGhvdWdodCBlbXBvcml1bSByYWRpb2FjdGl2ZQ%3D%3D</text:p>
          </table:table-cell>
          <table:table-cell table:number-columns-repeated="4"/>
        </table:table-row>
      </table:table>
      <table:table table:name="results" table:style-name="ta1"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1019" table:default-cell-style-name="Default"/>
        <table:table-row table:style-name="ro2">
          <table:table-cell table:style-name="ce5" office:value-type="string" calcext:value-type="string">
            <text:p>Set 1</text:p>
          </table:table-cell>
          <table:table-cell table:style-name="ce7" table:number-columns-repeated="1023"/>
        </table:table-row>
        <table:table-row table:style-name="ro2">
          <table:table-cell office:value-type="string" calcext:value-type="string">
            <text:p>Background rads</text:p>
          </table:table-cell>
          <table:table-cell table:style-name="Default"/>
          <table:table-cell/>
          <table:table-cell office:value-type="string" calcext:value-type="string">
            <text:p>With ‘Quantum science’ amulet</text:p>
          </table:table-cell>
          <table:table-cell table:style-name="Default"/>
          <table:table-cell table:number-columns-repeated="4"/>
          <table:table-cell office:value-type="string" calcext:value-type="string">
            <text:p>With powered smartphone (no incoming calls, data line active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 (seconds)</text:p>
          </table:table-cell>
          <table:table-cell table:style-name="Default"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table:style-name="Default" office:value-type="string" calcext:value-type="string">
            <text:p>Counts per minute (cpm)</text:p>
          </table:table-cell>
          <table:table-cell table:number-columns-repeated="4"/>
          <table:table-cell office:value-type="string" calcext:value-type="string">
            <text:p>t (seconds)</text:p>
          </table:table-cell>
          <table:table-cell office:value-type="string" calcext:value-type="string">
            <text:p>Counts per minute (cpm)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formula="of:=[.A4]+15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4]+15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[.J4]+15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formula="of:=[.A5]+15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5]+15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J5]+15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6]+15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6]+15"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[.J6]+15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formula="of:=[.A7]+15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7]+15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[.J7]+15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formula="of:=[.A8]+15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8]+15"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J8]+15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9]+15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9]+15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[.J9]+15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0]+15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0]+15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J10]+15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11]+15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11]+15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[.J11]+15" office:value-type="float" office:value="120" calcext:value-type="float">
            <text:p>12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formula="of:=[.A12]+15"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12]+15"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[.J12]+15" office:value-type="float" office:value="135" calcext:value-type="float">
            <text:p>13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formula="of:=[.A13]+15"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3]+15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J13]+15" office:value-type="float" office:value="150" calcext:value-type="float">
            <text:p>15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14]+15"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4]+15"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J14]+15" office:value-type="float" office:value="165" calcext:value-type="float">
            <text:p>16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5]+15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5]+15"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[.J15]+15" office:value-type="float" office:value="180" calcext:value-type="float">
            <text:p>18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6]+15"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6]+15"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[.J16]+15" office:value-type="float" office:value="195" calcext:value-type="float">
            <text:p>19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formula="of:=[.A17]+15"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7]+15"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[.J17]+15" office:value-type="float" office:value="210" calcext:value-type="float">
            <text:p>2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formula="of:=[.A18]+15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8]+15"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[.J18]+15" office:value-type="float" office:value="225" calcext:value-type="float">
            <text:p>22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formula="of:=[.A19]+15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19]+15"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J19]+15" office:value-type="float" office:value="240" calcext:value-type="float">
            <text:p>24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formula="of:=[.A20]+15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20]+15"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[.J20]+15" office:value-type="float" office:value="255" calcext:value-type="float">
            <text:p>25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21]+15"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21]+15"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formula="of:=[.J21]+15" office:value-type="float" office:value="270" calcext:value-type="float">
            <text:p>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formula="of:=[.A22]+15" office:value-type="float" office:value="285" calcext:value-type="float">
            <text:p>28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formula="of:=[.D22]+15"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[.J22]+15" office:value-type="float" office:value="285" calcext:value-type="float">
            <text:p>28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table:formula="of:=[.A23]+15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D23]+15" office:value-type="float" office:value="300" calcext:value-type="float">
            <text:p>300</text:p>
          </table:table-cell>
          <table:table-cell table:style-name="ce4" office:value-type="float" office:value="22" calcext:value-type="float">
            <text:p>22</text:p>
          </table:table-cell>
          <table:table-cell table:style-name="ce1"/>
          <table:table-cell table:number-columns-repeated="2"/>
          <table:table-cell table:style-name="ce12"/>
          <table:table-cell table:style-name="ce1" table:formula="of:=[.J23]+15" office:value-type="float" office:value="300" calcext:value-type="float">
            <text:p>3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formula="of:=[.A24]+15" office:value-type="float" office:value="315" calcext:value-type="float">
            <text:p>315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D24]+15"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J24]+15" office:value-type="float" office:value="315" calcext:value-type="float">
            <text:p>3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/>
          <table:table-cell table:formula="of:=[.D25]+15"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/>
          <table:table-cell table:formula="of:=[.D26]+15"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/>
          <table:table-cell table:formula="of:=[.D27]+15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[.D28]+15"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[.D29]+15"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[.D30]+15" office:value-type="float" office:value="405" calcext:value-type="float">
            <text:p>40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[.D31]+15"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[.D32]+15" office:value-type="float" office:value="435" calcext:value-type="float">
            <text:p>43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formula="of:=[.D33]+15"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verage cpm</text:p>
          </table:table-cell>
          <table:table-cell table:style-name="ce3" table:formula="of:=AVERAGE([.B4:.B24])" office:value-type="float" office:value="6.71428571428571" calcext:value-type="float">
            <text:p>6.7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E4:.E24])" office:value-type="float" office:value="17" calcext:value-type="float">
            <text:p>17.0</text:p>
          </table:table-cell>
          <table:table-cell table:number-columns-repeated="4"/>
          <table:table-cell office:value-type="string" calcext:value-type="string">
            <text:p>average cpm</text:p>
          </table:table-cell>
          <table:table-cell table:style-name="ce3" table:formula="of:=AVERAGE([.K4:.K24])" office:value-type="float" office:value="5.85714285714286" calcext:value-type="float">
            <text:p>5.9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vs base </text:p>
          </table:table-cell>
          <table:table-cell table:style-name="ce11" table:formula="of:=([.E36]/[.$B$36])-1" office:value-type="percentage" office:value="1.53191489361702" calcext:value-type="percentage">
            <text:p>153.19%</text:p>
          </table:table-cell>
          <table:table-cell table:number-columns-repeated="4"/>
          <table:table-cell office:value-type="string" calcext:value-type="string">
            <text:p>vs base </text:p>
          </table:table-cell>
          <table:table-cell table:style-name="ce11" table:formula="of:=([.K36]/[.$B$36])-1" office:value-type="percentage" office:value="-0.127659574468085" calcext:value-type="percentage">
            <text:p>-12.77%</text:p>
          </table:table-cell>
          <table:table-cell table:number-columns-repeated="1013"/>
        </table:table-row>
        <table:table-row table:style-name="ro2" table:number-rows-repeated="9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>
            <text:p>Set 2</text:p>
          </table:table-cell>
          <table:table-cell table:style-name="ce7" table:number-columns-repeated="1023"/>
        </table:table-row>
        <table:table-row table:style-name="ro2">
          <table:table-cell office:value-type="string" calcext:value-type="string">
            <text:p>Background rads</text:p>
          </table:table-cell>
          <table:table-cell table:style-name="Default"/>
          <table:table-cell/>
          <table:table-cell office:value-type="string" calcext:value-type="string">
            <text:p>With ‘Quantum science’ tumbler cap inside</text:p>
          </table:table-cell>
          <table:table-cell table:style-name="Default"/>
          <table:table-cell/>
          <table:table-cell office:value-type="string" calcext:value-type="string">
            <text:p>With ‘Quantum science’ tumbler body at mouth</text:p>
          </table:table-cell>
          <table:table-cell table:number-columns-repeated="2"/>
          <table:table-cell office:value-type="string" calcext:value-type="string">
            <text:p>With ‘Quantum science’ tumbler body at base</text:p>
          </table:table-cell>
          <table:table-cell table:number-columns-repeated="2"/>
          <table:table-cell office:value-type="string" calcext:value-type="string">
            <text:p>With ‘Quantum science’ amulet</text:p>
          </table:table-cell>
          <table:table-cell table:number-columns-repeated="2"/>
          <table:table-cell office:value-type="string" calcext:value-type="string">
            <text:p>With painted stone stored in same box with ‘Quantum science’ amulet</text:p>
          </table:table-cell>
          <table:table-cell table:number-columns-repeated="2"/>
          <table:table-cell office:value-type="string" calcext:value-type="string">
            <text:p>With powered smartphone. Data + wifi activ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 (seconds)</text:p>
          </table:table-cell>
          <table:table-cell table:style-name="Default"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table:style-name="Default"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office:value-type="string" calcext:value-type="string">
            <text:p>Counts per minute (cpm)</text:p>
          </table:table-cell>
          <table:table-cell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formula="of:=[.A50]+15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50]+15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G50]+15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J50]+15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M50]+15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P50]+15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S50]+15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formula="of:=[.A51]+1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51]+15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G51]+15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J51]+15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M51]+15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formula="of:=[.P51]+15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S51]+15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formula="of:=[.A52]+15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52]+15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G52]+15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J52]+15" office:value-type="float" office:value="45" calcext:value-type="float">
            <text:p>45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formula="of:=[.M52]+15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formula="of:=[.P52]+15"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[.S52]+15" office:value-type="float" office:value="4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formula="of:=[.A53]+15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53]+15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53]+15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J53]+15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M53]+15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P53]+15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S53]+15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formula="of:=[.A54]+15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54]+15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54]+15" office:value-type="float" office:value="75" calcext:value-type="float">
            <text:p>7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J54]+15" office:value-type="float" office:value="75" calcext:value-type="float">
            <text:p>7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M54]+15" office:value-type="float" office:value="75" calcext:value-type="float">
            <text:p>75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formula="of:=[.P54]+15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S54]+15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formula="of:=[.A55]+15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55]+15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55]+15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[.J55]+15" office:value-type="float" office:value="90" calcext:value-type="float">
            <text:p>9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M55]+15" office:value-type="float" office:value="90" calcext:value-type="float">
            <text:p>9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formula="of:=[.P55]+15" office:value-type="float" office:value="90" calcext:value-type="float">
            <text:p>9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S55]+15"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formula="of:=[.A56]+1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56]+15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G56]+15"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J56]+15" office:value-type="float" office:value="105" calcext:value-type="float">
            <text:p>10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M56]+15" office:value-type="float" office:value="105" calcext:value-type="float">
            <text:p>105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formula="of:=[.P56]+15" office:value-type="float" office:value="105" calcext:value-type="float">
            <text:p>10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S56]+15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formula="of:=[.A57]+15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57]+15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57]+15" office:value-type="float" office:value="120" calcext:value-type="float">
            <text:p>12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J57]+15" office:value-type="float" office:value="120" calcext:value-type="float">
            <text:p>12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[.M57]+15" office:value-type="float" office:value="120" calcext:value-type="float">
            <text:p>12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P57]+15" office:value-type="float" office:value="120" calcext:value-type="float">
            <text:p>12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S57]+15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formula="of:=[.A58]+15"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58]+15"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G58]+15" office:value-type="float" office:value="135" calcext:value-type="float">
            <text:p>135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J58]+15" office:value-type="float" office:value="135" calcext:value-type="float">
            <text:p>13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M58]+15" office:value-type="float" office:value="135" calcext:value-type="float">
            <text:p>135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formula="of:=[.P58]+15" office:value-type="float" office:value="135" calcext:value-type="float">
            <text:p>13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S58]+15" office:value-type="float" office:value="135" calcext:value-type="float">
            <text:p>13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formula="of:=[.A59]+15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59]+15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G59]+15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J59]+15" office:value-type="float" office:value="150" calcext:value-type="float">
            <text:p>15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M59]+15"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formula="of:=[.P59]+15" office:value-type="float" office:value="150" calcext:value-type="float">
            <text:p>15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S59]+15" office:value-type="float" office:value="150" calcext:value-type="float">
            <text:p>15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formula="of:=[.A60]+15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0]+15"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G60]+15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J60]+15" office:value-type="float" office:value="165" calcext:value-type="float">
            <text:p>16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M60]+15" office:value-type="float" office:value="165" calcext:value-type="float">
            <text:p>165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[.P60]+15" office:value-type="float" office:value="165" calcext:value-type="float">
            <text:p>16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S60]+15" office:value-type="float" office:value="165" calcext:value-type="float">
            <text:p>16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formula="of:=[.A61]+15"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1]+15"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G61]+15" office:value-type="float" office:value="180" calcext:value-type="float">
            <text:p>18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formula="of:=[.J61]+15" office:value-type="float" office:value="180" calcext:value-type="float">
            <text:p>18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M61]+15" office:value-type="float" office:value="180" calcext:value-type="float">
            <text:p>18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[.P61]+15" office:value-type="float" office:value="180" calcext:value-type="float">
            <text:p>18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S61]+15" office:value-type="float" office:value="180" calcext:value-type="float">
            <text:p>18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formula="of:=[.A62]+15"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2]+15"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62]+15" office:value-type="float" office:value="195" calcext:value-type="float">
            <text:p>19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J62]+15" office:value-type="float" office:value="195" calcext:value-type="float">
            <text:p>195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formula="of:=[.M62]+15" office:value-type="float" office:value="195" calcext:value-type="float">
            <text:p>19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P62]+15" office:value-type="float" office:value="195" calcext:value-type="float">
            <text:p>19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S62]+15" office:value-type="float" office:value="195" calcext:value-type="float">
            <text:p>19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formula="of:=[.A63]+15"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63]+15"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G63]+15" office:value-type="float" office:value="210" calcext:value-type="float">
            <text:p>21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J63]+15" office:value-type="float" office:value="210" calcext:value-type="float">
            <text:p>21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M63]+15" office:value-type="float" office:value="210" calcext:value-type="float">
            <text:p>21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P63]+15" office:value-type="float" office:value="210" calcext:value-type="float">
            <text:p>21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S63]+15" office:value-type="float" office:value="210" calcext:value-type="float">
            <text:p>2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formula="of:=[.A64]+15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64]+15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G64]+15" office:value-type="float" office:value="225" calcext:value-type="float">
            <text:p>22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J64]+15" office:value-type="float" office:value="225" calcext:value-type="float">
            <text:p>22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M64]+15" office:value-type="float" office:value="225" calcext:value-type="float">
            <text:p>225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formula="of:=[.P64]+15" office:value-type="float" office:value="225" calcext:value-type="float">
            <text:p>22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S64]+15" office:value-type="float" office:value="225" calcext:value-type="float">
            <text:p>2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formula="of:=[.A65]+15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5]+15"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G65]+15" office:value-type="float" office:value="240" calcext:value-type="float">
            <text:p>24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formula="of:=[.J65]+15" office:value-type="float" office:value="240" calcext:value-type="float">
            <text:p>24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[.M65]+15" office:value-type="float" office:value="240" calcext:value-type="float">
            <text:p>24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formula="of:=[.P65]+15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S65]+15" office:value-type="float" office:value="240" calcext:value-type="float">
            <text:p>24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formula="of:=[.A66]+15"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66]+15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66]+15" office:value-type="float" office:value="255" calcext:value-type="float">
            <text:p>25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J66]+15" office:value-type="float" office:value="255" calcext:value-type="float">
            <text:p>25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M66]+15" office:value-type="float" office:value="255" calcext:value-type="float">
            <text:p>255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formula="of:=[.P66]+15" office:value-type="float" office:value="255" calcext:value-type="float">
            <text:p>255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S66]+15" office:value-type="float" office:value="255" calcext:value-type="float">
            <text:p>25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formula="of:=[.A67]+15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67]+15"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G67]+15" office:value-type="float" office:value="270" calcext:value-type="float">
            <text:p>27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[.J67]+15" office:value-type="float" office:value="270" calcext:value-type="float">
            <text:p>27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M67]+15" office:value-type="float" office:value="270" calcext:value-type="float">
            <text:p>27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formula="of:=[.P67]+15" office:value-type="float" office:value="270" calcext:value-type="float">
            <text:p>27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S67]+15" office:value-type="float" office:value="270" calcext:value-type="float">
            <text:p>27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formula="of:=[.A68]+15" office:value-type="float" office:value="285" calcext:value-type="float">
            <text:p>285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D68]+15" office:value-type="float" office:value="285" calcext:value-type="float">
            <text:p>285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formula="of:=[.G68]+15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J68]+15"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M68]+15"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P68]+15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S68]+15" office:value-type="float" office:value="285" calcext:value-type="float">
            <text:p>28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1" table:formula="of:=[.A69]+15" office:value-type="float" office:value="300" calcext:value-type="float">
            <text:p>300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table:formula="of:=[.D69]+15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table:formula="of:=[.G69]+15" office:value-type="float" office:value="300" calcext:value-type="float">
            <text:p>3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table:formula="of:=[.J69]+15" office:value-type="float" office:value="300" calcext:value-type="float">
            <text:p>300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table:formula="of:=[.M69]+15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table:formula="of:=[.P69]+15" office:value-type="float" office:value="300" calcext:value-type="float">
            <text:p>300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table:formula="of:=[.S69]+15" office:value-type="float" office:value="300" calcext:value-type="float">
            <text:p>30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formula="of:=[.A70]+15" office:value-type="float" office:value="315" calcext:value-type="float">
            <text:p>315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formula="of:=[.D70]+15" office:value-type="float" office:value="315" calcext:value-type="float">
            <text:p>31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formula="of:=[.G70]+15"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J70]+15"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M70]+15"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70]+15"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70]+15" office:value-type="float" office:value="315" calcext:value-type="float">
            <text:p>3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13"/>
          <table:table-cell table:formula="of:=[.S71]+15" office:value-type="float" office:value="330" calcext:value-type="float">
            <text:p>33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average cpm</text:p>
          </table:table-cell>
          <table:table-cell table:style-name="ce3" table:formula="of:=AVERAGE([.B50:.B70])" office:value-type="float" office:value="7.85714285714286" calcext:value-type="float">
            <text:p>7.9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E50:.E70])" office:value-type="float" office:value="8.90476190476191" calcext:value-type="float">
            <text:p>8.9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H50:.H70])" office:value-type="float" office:value="8.66666666666667" calcext:value-type="float">
            <text:p>8.7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K50:.K70])" office:value-type="float" office:value="7.42857142857143" calcext:value-type="float">
            <text:p>7.4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N50:.N70])" office:value-type="float" office:value="12.7142857142857" calcext:value-type="float">
            <text:p>12.7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Q50:.Q70])" office:value-type="float" office:value="8.47619047619048" calcext:value-type="float">
            <text:p>8.5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T50:.T70])" office:value-type="float" office:value="7.57142857142857" calcext:value-type="float">
            <text:p>7.6</text:p>
          </table:table-cell>
          <table:table-cell table:number-columns-repeated="1004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vs base </text:p>
          </table:table-cell>
          <table:table-cell table:style-name="ce11" table:formula="of:=([.E74]/[.$B$74])-1" office:value-type="percentage" office:value="0.133333333333334" calcext:value-type="percentage">
            <text:p>13.33%</text:p>
          </table:table-cell>
          <table:table-cell/>
          <table:table-cell office:value-type="string" calcext:value-type="string">
            <text:p>vs base </text:p>
          </table:table-cell>
          <table:table-cell table:style-name="ce11" table:formula="of:=([.H74]/[.$B$74])-1" office:value-type="percentage" office:value="0.103030303030303" calcext:value-type="percentage">
            <text:p>10.30%</text:p>
          </table:table-cell>
          <table:table-cell/>
          <table:table-cell office:value-type="string" calcext:value-type="string">
            <text:p>vs base </text:p>
          </table:table-cell>
          <table:table-cell table:style-name="ce11" table:formula="of:=([.K74]/[.$B$74])-1" office:value-type="percentage" office:value="-0.0545454545454545" calcext:value-type="percentage">
            <text:p>-5.45%</text:p>
          </table:table-cell>
          <table:table-cell/>
          <table:table-cell office:value-type="string" calcext:value-type="string">
            <text:p>vs base </text:p>
          </table:table-cell>
          <table:table-cell table:style-name="ce11" table:formula="of:=([.N74]/[.$B$74])-1" office:value-type="percentage" office:value="0.618181818181818" calcext:value-type="percentage">
            <text:p>61.82%</text:p>
          </table:table-cell>
          <table:table-cell/>
          <table:table-cell office:value-type="string" calcext:value-type="string">
            <text:p>vs base </text:p>
          </table:table-cell>
          <table:table-cell table:style-name="ce11" table:formula="of:=([.Q74]/[.$B$74])-1" office:value-type="percentage" office:value="0.0787878787878789" calcext:value-type="percentage">
            <text:p>7.88%</text:p>
          </table:table-cell>
          <table:table-cell/>
          <table:table-cell office:value-type="string" calcext:value-type="string">
            <text:p>vs base </text:p>
          </table:table-cell>
          <table:table-cell table:style-name="ce11" table:formula="of:=([.T74]/[.$B$74])-1" office:value-type="percentage" office:value="-0.0363636363636364" calcext:value-type="percentage">
            <text:p>-3.64%</text:p>
          </table:table-cell>
          <table:table-cell table:number-columns-repeated="1004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>
            <text:p>Set 3</text:p>
          </table:table-cell>
          <table:table-cell table:style-name="ce7" table:number-columns-repeated="1023"/>
        </table:table-row>
        <table:table-row table:style-name="ro2">
          <table:table-cell office:value-type="string" calcext:value-type="string">
            <text:p>Background rads</text:p>
          </table:table-cell>
          <table:table-cell table:style-name="Default"/>
          <table:table-cell/>
          <table:table-cell office:value-type="string" calcext:value-type="string">
            <text:p>Piece of A4 paper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 (seconds)</text:p>
          </table:table-cell>
          <table:table-cell table:style-name="Default" office:value-type="string" calcext:value-type="string">
            <text:p>Counts per minute (cpm)</text:p>
          </table:table-cell>
          <table:table-cell/>
          <table:table-cell office:value-type="string" calcext:value-type="string">
            <text:p>t (seconds)</text:p>
          </table:table-cell>
          <table:table-cell table:style-name="Default" office:value-type="string" calcext:value-type="string">
            <text:p>Counts per minute (cpm)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formula="of:=[.A81]+15" office:value-type="float" office:value="15" calcext:value-type="float">
            <text:p>15</text:p>
          </table:table-cell>
          <table:table-cell table:number-columns-repeated="2"/>
          <table:table-cell table:formula="of:=[.D81]+15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formula="of:=[.A82]+15" office:value-type="float" office:value="30" calcext:value-type="float">
            <text:p>30</text:p>
          </table:table-cell>
          <table:table-cell table:number-columns-repeated="2"/>
          <table:table-cell table:formula="of:=[.D82]+15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formula="of:=[.A83]+15" office:value-type="float" office:value="45" calcext:value-type="float">
            <text:p>45</text:p>
          </table:table-cell>
          <table:table-cell table:number-columns-repeated="2"/>
          <table:table-cell table:formula="of:=[.D83]+15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formula="of:=[.A84]+15" office:value-type="float" office:value="60" calcext:value-type="float">
            <text:p>60</text:p>
          </table:table-cell>
          <table:table-cell table:number-columns-repeated="2"/>
          <table:table-cell table:formula="of:=[.D84]+15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formula="of:=[.A85]+15" office:value-type="float" office:value="75" calcext:value-type="float">
            <text:p>75</text:p>
          </table:table-cell>
          <table:table-cell table:number-columns-repeated="2"/>
          <table:table-cell table:formula="of:=[.D85]+15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formula="of:=[.A86]+15" office:value-type="float" office:value="90" calcext:value-type="float">
            <text:p>90</text:p>
          </table:table-cell>
          <table:table-cell table:number-columns-repeated="2"/>
          <table:table-cell table:formula="of:=[.D86]+15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table:formula="of:=[.A87]+15" office:value-type="float" office:value="105" calcext:value-type="float">
            <text:p>105</text:p>
          </table:table-cell>
          <table:table-cell table:number-columns-repeated="2"/>
          <table:table-cell table:formula="of:=[.D87]+15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table:formula="of:=[.A88]+15" office:value-type="float" office:value="120" calcext:value-type="float">
            <text:p>120</text:p>
          </table:table-cell>
          <table:table-cell table:number-columns-repeated="2"/>
          <table:table-cell table:formula="of:=[.D88]+15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formula="of:=[.A89]+15" office:value-type="float" office:value="135" calcext:value-type="float">
            <text:p>135</text:p>
          </table:table-cell>
          <table:table-cell table:number-columns-repeated="2"/>
          <table:table-cell table:formula="of:=[.D89]+15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table:formula="of:=[.A90]+15" office:value-type="float" office:value="150" calcext:value-type="float">
            <text:p>150</text:p>
          </table:table-cell>
          <table:table-cell table:number-columns-repeated="2"/>
          <table:table-cell table:formula="of:=[.D90]+15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table:formula="of:=[.A91]+15" office:value-type="float" office:value="165" calcext:value-type="float">
            <text:p>165</text:p>
          </table:table-cell>
          <table:table-cell table:number-columns-repeated="2"/>
          <table:table-cell table:formula="of:=[.D91]+15" office:value-type="float" office:value="165" calcext:value-type="float">
            <text:p>165</text:p>
          </table:table-cell>
          <table:table-cell table:number-columns-repeated="1020"/>
        </table:table-row>
        <table:table-row table:style-name="ro2">
          <table:table-cell table:formula="of:=[.A92]+15" office:value-type="float" office:value="180" calcext:value-type="float">
            <text:p>180</text:p>
          </table:table-cell>
          <table:table-cell table:number-columns-repeated="2"/>
          <table:table-cell table:formula="of:=[.D92]+15"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table:formula="of:=[.A93]+15" office:value-type="float" office:value="195" calcext:value-type="float">
            <text:p>195</text:p>
          </table:table-cell>
          <table:table-cell table:number-columns-repeated="2"/>
          <table:table-cell table:formula="of:=[.D93]+15"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table:formula="of:=[.A94]+15" office:value-type="float" office:value="210" calcext:value-type="float">
            <text:p>210</text:p>
          </table:table-cell>
          <table:table-cell table:number-columns-repeated="2"/>
          <table:table-cell table:formula="of:=[.D94]+15" office:value-type="float" office:value="210" calcext:value-type="float">
            <text:p>210</text:p>
          </table:table-cell>
          <table:table-cell table:number-columns-repeated="1020"/>
        </table:table-row>
        <table:table-row table:style-name="ro2">
          <table:table-cell table:formula="of:=[.A95]+15" office:value-type="float" office:value="225" calcext:value-type="float">
            <text:p>225</text:p>
          </table:table-cell>
          <table:table-cell table:number-columns-repeated="2"/>
          <table:table-cell table:formula="of:=[.D95]+15" office:value-type="float" office:value="225" calcext:value-type="float">
            <text:p>225</text:p>
          </table:table-cell>
          <table:table-cell table:number-columns-repeated="1020"/>
        </table:table-row>
        <table:table-row table:style-name="ro2">
          <table:table-cell table:formula="of:=[.A96]+15" office:value-type="float" office:value="240" calcext:value-type="float">
            <text:p>240</text:p>
          </table:table-cell>
          <table:table-cell table:number-columns-repeated="2"/>
          <table:table-cell table:formula="of:=[.D96]+15"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table:formula="of:=[.A97]+15" office:value-type="float" office:value="255" calcext:value-type="float">
            <text:p>255</text:p>
          </table:table-cell>
          <table:table-cell table:number-columns-repeated="2"/>
          <table:table-cell table:formula="of:=[.D97]+15" office:value-type="float" office:value="255" calcext:value-type="float">
            <text:p>255</text:p>
          </table:table-cell>
          <table:table-cell table:number-columns-repeated="1020"/>
        </table:table-row>
        <table:table-row table:style-name="ro2">
          <table:table-cell table:formula="of:=[.A98]+15" office:value-type="float" office:value="270" calcext:value-type="float">
            <text:p>270</text:p>
          </table:table-cell>
          <table:table-cell table:number-columns-repeated="2"/>
          <table:table-cell table:formula="of:=[.D98]+15" office:value-type="float" office:value="270" calcext:value-type="float">
            <text:p>270</text:p>
          </table:table-cell>
          <table:table-cell table:number-columns-repeated="1020"/>
        </table:table-row>
        <table:table-row table:style-name="ro2">
          <table:table-cell table:formula="of:=[.A99]+15" office:value-type="float" office:value="285" calcext:value-type="float">
            <text:p>285</text:p>
          </table:table-cell>
          <table:table-cell table:style-name="Default"/>
          <table:table-cell/>
          <table:table-cell table:formula="of:=[.D99]+15" office:value-type="float" office:value="285" calcext:value-type="float">
            <text:p>28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" table:formula="of:=[.A100]+15" office:value-type="float" office:value="300" calcext:value-type="float">
            <text:p>300</text:p>
          </table:table-cell>
          <table:table-cell table:style-name="ce1"/>
          <table:table-cell/>
          <table:table-cell table:style-name="ce1" table:formula="of:=[.D100]+15" office:value-type="float" office:value="300" calcext:value-type="float">
            <text:p>300</text:p>
          </table:table-cell>
          <table:table-cell table:style-name="ce1"/>
          <table:table-cell table:number-columns-repeated="1019"/>
        </table:table-row>
        <table:table-row table:style-name="ro2">
          <table:table-cell table:formula="of:=[.A101]+15" office:value-type="float" office:value="315" calcext:value-type="float">
            <text:p>315</text:p>
          </table:table-cell>
          <table:table-cell table:style-name="Default"/>
          <table:table-cell/>
          <table:table-cell table:formula="of:=[.D101]+15" office:value-type="float" office:value="315" calcext:value-type="float">
            <text:p>315</text:p>
          </table:table-cell>
          <table:table-cell table:style-name="Default"/>
          <table:table-cell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average cpm</text:p>
          </table:table-cell>
          <table:table-cell table:style-name="ce3" table:formula="of:=AVERAGE([.B81:.B101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verage cpm</text:p>
          </table:table-cell>
          <table:table-cell table:style-name="ce3" table:formula="of:=AVERAGE([.E81:.E101])" office:value-type="string" office:string-value="" calcext:value-type="error">
            <text:p>#DIV/0!</text:p>
          </table:table-cell>
          <table:table-cell table:number-columns-repeated="1019"/>
        </table:table-row>
      </table:table>
      <table:table table:name="setup" table:style-name="ta1">
        <table:table-column table:style-name="co3" table:number-columns-repeated="7" table:default-cell-style-name="Default"/>
        <table:table-row table:style-name="ro2">
          <table:table-cell office:value-type="string" calcext:value-type="string">
            <text:p>data logger:</text:p>
          </table:table-cell>
          <table:table-cell office:value-type="string" calcext:value-type="string">
            <text:p>arduino uno wifi r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asuring:</text:p>
          </table:table-cell>
          <table:table-cell office:value-type="string" calcext:value-type="string">
            <text:p>Geiger-Mueller tube J305 beta r 2023III with RadiationD-v1.1 unit by CAJOE (<text:a xlink:href="http://www.cajoe.cn/" xlink:type="simple">www.cajoe.cn</text:a>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asures beta and gamma radiation.</text:p>
          </table:table-cell>
          <table:table-cell table:number-columns-repeated="4"/>
          <table:table-cell office:value-type="string" calcext:value-type="string">
            <text:p><text:a xlink:href="https://iot-devices.com.ua/en/comparison-of-geiger-muller-tubes-sbm20-j305-and-lnd712/" xlink:type="simple">https://iot-devices.com.ua/en/comparison-of-geiger-muller-tubes-sbm20-j305-and-lnd712/</text:a></text:p>
          </table:table-cell>
        </table:table-row>
        <table:table-row table:style-name="ro2">
          <table:table-cell office:value-type="string" calcext:value-type="string">
            <text:p>Methodology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wer up device and hook up to serial data monitor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lace sample on top of Geiger counter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cord counts/minute over 5 minutes. Calculation of counts/minute: (counts/15 seconds)*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Between each measurement, exclude first 2 counts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Ref: </text:p>
          </table:table-cell>
          <table:table-cell office:value-type="string" calcext:value-type="string">
            <text:p>https://www.instructables.com/Arduino-DIY-Geiger-Counter/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<text:a xlink:href="http://cholla.mmto.arizona.edu/electronics/geiger/banggood/" xlink:type="simple">J305 tube specifications</text:a></text:p>
          </table:table-cell>
          <table:table-cell table:number-columns-repeated="2"/>
          <table:table-cell office:value-type="string" calcext:value-type="string">
            <text:p><text:a xlink:href="https://iot-devices.com.ua/en/comparison-of-geiger-muller-tubes-sbm20-j305-and-lnd712/" xlink:type="simple">More J305 specifications vs other GM tubes</text:a>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Tin oxide Cathode </text:p>
          </table:table-cell>
          <table:table-cell table:number-columns-repeated="2"/>
          <table:table-cell table:style-name="ce14" office:value-type="string" calcext:value-type="string">
            <text:p>Property</text:p>
          </table:table-cell>
          <table:table-cell table:style-name="ce14" office:value-type="string" calcext:value-type="string">
            <text:p>SBM20</text:p>
          </table:table-cell>
          <table:table-cell table:style-name="ce14" office:value-type="string" calcext:value-type="string">
            <text:p>J305</text:p>
          </table:table-cell>
          <table:table-cell table:style-name="ce14" office:value-type="string" calcext:value-type="string">
            <text:p>LND712</text:p>
          </table:table-cell>
        </table:table-row>
        <table:table-row table:style-name="ro2">
          <table:table-cell table:style-name="ce13" office:value-type="string" calcext:value-type="string">
            <text:p>Working Voltage: 380-450 V </text:p>
          </table:table-cell>
          <table:table-cell table:number-columns-repeated="2"/>
          <table:table-cell table:style-name="ce13" office:value-type="string" calcext:value-type="string">
            <text:p>Radiation type</text:p>
          </table:table-cell>
          <table:table-cell table:number-columns-repeated="2" table:style-name="ce13" office:value-type="string" calcext:value-type="string">
            <text:p>beta, gamma</text:p>
          </table:table-cell>
          <table:table-cell table:style-name="ce13" office:value-type="string" calcext:value-type="string">
            <text:p>alfa, beta, gamma</text:p>
          </table:table-cell>
        </table:table-row>
        <table:table-row table:style-name="ro2">
          <table:table-cell table:style-name="ce13" office:value-type="string" calcext:value-type="string">
            <text:p>Working Current: 0,015-0,02 mA </text:p>
          </table:table-cell>
          <table:table-cell table:number-columns-repeated="2"/>
          <table:table-cell table:style-name="ce13" office:value-type="string" calcext:value-type="string">
            <text:p>Dimensions (max), mm</text:p>
          </table:table-cell>
          <table:table-cell table:style-name="ce13" office:value-type="string" calcext:value-type="string">
            <text:p>d11 x 109</text:p>
          </table:table-cell>
          <table:table-cell table:style-name="ce13" office:value-type="string" calcext:value-type="string">
            <text:p>d11 x 107</text:p>
          </table:table-cell>
          <table:table-cell table:style-name="ce13" office:value-type="string" calcext:value-type="string">
            <text:p>d15.1 x 49.2</text:p>
          </table:table-cell>
        </table:table-row>
        <table:table-row table:style-name="ro2">
          <table:table-cell table:style-name="ce13" office:value-type="string" calcext:value-type="string">
            <text:p>Sensivity to Gamma Radiation: 0.1 MeV </text:p>
          </table:table-cell>
          <table:table-cell table:number-columns-repeated="2"/>
          <table:table-cell table:style-name="ce13" office:value-type="string" calcext:value-type="string">
            <text:p>Country of Origin</text:p>
          </table:table-cell>
          <table:table-cell table:style-name="ce13" office:value-type="string" calcext:value-type="string">
            <text:p>ussr or russia</text:p>
          </table:table-cell>
          <table:table-cell table:style-name="ce13" office:value-type="string" calcext:value-type="string">
            <text:p>China</text:p>
          </table:table-cell>
          <table:table-cell table:style-name="ce13" office:value-type="string" calcext:value-type="string">
            <text:p>USA</text:p>
          </table:table-cell>
        </table:table-row>
        <table:table-row table:style-name="ro2">
          <table:table-cell table:style-name="ce13" office:value-type="string" calcext:value-type="string">
            <text:p>Own Background: 0,2 Pulses/s </text:p>
          </table:table-cell>
          <table:table-cell table:number-columns-repeated="2"/>
          <table:table-cell table:style-name="ce13" office:value-type="string" calcext:value-type="string">
            <text:p>Vendor’s calibration radioactive source</text:p>
          </table:table-cell>
          <table:table-cell table:style-name="ce13" office:value-type="string" calcext:value-type="string">
            <text:p>Cs-137</text:p>
          </table:table-cell>
          <table:table-cell table:number-columns-repeated="2" table:style-name="ce13" office:value-type="string" calcext:value-type="string">
            <text:p>Co-60</text:p>
          </table:table-cell>
        </table:table-row>
        <table:table-row table:style-name="ro2">
          <table:table-cell table:style-name="ce13" office:value-type="string" calcext:value-type="string">
            <text:p>Length: 107±5 mm </text:p>
          </table:table-cell>
          <table:table-cell table:number-columns-repeated="2"/>
          <table:table-cell table:style-name="ce13" office:value-type="string" calcext:value-type="string">
            <text:p>Sensitivity</text:p>
          </table:table-cell>
          <table:table-cell table:style-name="ce13" office:value-type="string" calcext:value-type="string">
            <text:p>60 – 70 counts / uR at 4 uR/s Cs-137 or 240-280 CPS at 4</text:p>
          </table:table-cell>
          <table:table-cell table:style-name="ce13" office:value-type="string" calcext:value-type="string">
            <text:p>44 CPS at 1 mR/h Co-60</text:p>
          </table:table-cell>
          <table:table-cell table:style-name="ce13" office:value-type="string" calcext:value-type="string">
            <text:p>18 CPS at 1 mR/h</text:p>
          </table:table-cell>
        </table:table-row>
        <table:table-row table:style-name="ro2">
          <table:table-cell table:style-name="ce13" office:value-type="string" calcext:value-type="string">
            <text:p>Diameter: 10±0.5 mm </text:p>
          </table:table-cell>
          <table:table-cell table:number-columns-repeated="2"/>
          <table:table-cell table:style-name="ce13" office:value-type="string" calcext:value-type="string">
            <text:p>Dead Time</text:p>
          </table:table-cell>
          <table:table-cell table:style-name="ce13" office:value-type="string" calcext:value-type="string">
            <text:p>190 us</text:p>
          </table:table-cell>
          <table:table-cell table:style-name="ce13" office:value-type="string" calcext:value-type="string">
            <text:p>No data</text:p>
          </table:table-cell>
          <table:table-cell table:style-name="ce13" office:value-type="string" calcext:value-type="string">
            <text:p>90 us</text:p>
          </table:table-cell>
        </table:table-row>
        <table:table-row table:style-name="ro2">
          <table:table-cell table:style-name="ce13" office:value-type="string" calcext:value-type="string">
            <text:p>Gamma Ray 20 mR/h~120 mR/h </text:p>
          </table:table-cell>
          <table:table-cell table:number-columns-repeated="2"/>
          <table:table-cell table:style-name="ce13" office:value-type="string" calcext:value-type="string">
            <text:p>At the background level</text:p>
          </table:table-cell>
          <table:table-cell table:style-name="ce13" office:value-type="string" calcext:value-type="string">
            <text:p>60 pulses/minute</text:p>
          </table:table-cell>
          <table:table-cell table:style-name="ce13" office:value-type="string" calcext:value-type="string">
            <text:p>25 pulses/minute</text:p>
          </table:table-cell>
          <table:table-cell table:style-name="ce13" office:value-type="string" calcext:value-type="string">
            <text:p>No data</text:p>
          </table:table-cell>
        </table:table-row>
        <table:table-row table:style-name="ro2">
          <table:table-cell table:style-name="ce13" office:value-type="string" calcext:value-type="string">
            <text:p>Beta Ray in range 100~1800 deca/min.cm2</text:p>
          </table:table-cell>
          <table:table-cell table:number-columns-repeated="2"/>
          <table:table-cell table:style-name="ce13" office:value-type="string" calcext:value-type="string">
            <text:p>Internal background noise</text:p>
          </table:table-cell>
          <table:table-cell table:style-name="ce13" office:value-type="string" calcext:value-type="string">
            <text:p>1 pulses/s or 60 pulses/minute</text:p>
          </table:table-cell>
          <table:table-cell table:style-name="ce13" office:value-type="string" calcext:value-type="string">
            <text:p>0,2 pulses/s or 12 pulses/minute</text:p>
          </table:table-cell>
          <table:table-cell table:style-name="ce13" office:value-type="string" calcext:value-type="string">
            <text:p>0.17 pulses/s or 10 pulses/minute</text:p>
          </table:table-cell>
        </table:table-row>
        <table:table-row table:style-name="ro2">
          <table:table-cell office:value-type="string" calcext:value-type="string">
            <text:p>Working temperature: -40 to 55 degC</text:p>
          </table:table-cell>
          <table:table-cell table:number-columns-repeated="2"/>
          <table:table-cell table:style-name="ce13" office:value-type="string" calcext:value-type="string">
            <text:p>Recommended operating supply voltage</text:p>
          </table:table-cell>
          <table:table-cell table:style-name="ce13" office:value-type="string" calcext:value-type="string">
            <text:p>400 V</text:p>
          </table:table-cell>
          <table:table-cell table:style-name="ce13" office:value-type="string" calcext:value-type="string">
            <text:p>glass tube 380 V metal tube 400 V</text:p>
          </table:table-cell>
          <table:table-cell table:style-name="ce13" office:value-type="string" calcext:value-type="string">
            <text:p>500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22:55:14.586716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22:25:28.448047277</meta:creation-date>
    <dc:date>2023-12-11T23:55:18.605913280</dc:date>
    <meta:editing-duration>PT1H7M7S</meta:editing-duration>
    <meta:editing-cycles>18</meta:editing-cycles>
    <meta:generator>LibreOffice/6.4.7.2$Linux_X86_64 LibreOffice_project/40$Build-2</meta:generator>
    <meta:document-statistic meta:table-count="3" meta:cell-count="701" meta:object-count="0"/>
  </office:meta>
</office:document-meta>
</file>